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E4000009F63CEE4D38.jpg" manifest:media-type="image/jpeg"/>
  <manifest:file-entry manifest:full-path="Pictures/1000000000000CE4000009F6638C907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4.838cm"/>
    </style:style>
    <style:style style:name="gr4" style:family="graphic" style:parent-style-name="standard">
      <style:graphic-properties draw:stroke="none" draw:fill="none" fo:min-height="3.288cm"/>
    </style:style>
    <style:style style:name="gr5" style:family="graphic" style:parent-style-name="standard">
      <style:graphic-properties draw:stroke="none" draw:fill="none" fo:min-height="11.50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11.627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0" style:font-family-generic="roman"/>
    </style:style>
    <style:style style:name="P7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8" style:family="paragraph">
      <style:text-properties fo:font-family="0" style:font-family-generic="roman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fo:font-family="'Ubuntu Mono'" style:font-pitch="fixed" fo:font-size="22pt" style:font-size-asian="22pt" style:font-size-complex="22pt"/>
    </style:style>
    <style:style style:name="P11" style:family="paragraph">
      <style:text-properties fo:font-size="22pt"/>
    </style:style>
    <style:style style:name="P12" style:family="paragraph">
      <style:text-properties fo:font-family="0" style:font-family-generic="roman" fo:font-size="22pt"/>
    </style:style>
    <style:style style:name="P13" style:family="paragraph">
      <style:text-properties fo:color="#408080" fo:font-family="0" style:font-family-generic="roman" fo:font-style="italic" style:font-style-asian="italic" style:font-style-complex="italic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8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style:text-line-through-style="solid"/>
    </style:style>
    <style:style style:name="T5" style:family="text">
      <style:text-properties fo:font-family="'Ubuntu Mono'" style:font-pitch="fixed" fo:font-size="22pt" style:font-size-asian="22pt" style:font-size-complex="22pt"/>
    </style:style>
    <style:style style:name="T6" style:family="text">
      <style:text-properties fo:color="#008000" fo:font-family="0" style:font-family-generic="roman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408080" fo:font-family="0" style:font-family-generic="roman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666666" fo:font-family="0" style:font-family-generic="roman" fo:font-size="22pt" style:font-size-asian="22pt" style:font-size-complex="22pt"/>
    </style:style>
    <style:style style:name="T9" style:family="text">
      <style:text-properties fo:color="#ba2121" fo:font-family="0" style:font-family-generic="roman" fo:font-size="22pt" style:font-size-asian="22pt" style:font-size-complex="22pt"/>
    </style:style>
    <style:style style:name="T10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666666" fo:font-family="0" style:font-family-generic="roman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008000" fo:font-family="0" style:font-family-generic="roma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ba2121" fo:font-family="0" style:font-family-generic="roman" fo:font-size="22pt" fo:font-style="normal" style:font-size-asian="22pt" style:font-style-asian="normal" style:font-size-complex="22pt" style:font-style-complex="normal"/>
    </style:style>
    <style:style style:name="T14" style:family="text">
      <style:text-properties fo:color="#008000" fo:font-family="0" style:font-family-generic="roman"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7" style:family="text">
      <style:text-properties fo:color="#008000" fo:font-family="0" style:font-family-generic="roma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ba2121" fo:font-family="0" style:font-family-generic="roman" fo:font-size="22pt" fo:font-style="normal" style:font-size-asian="22pt" style:font-style-asian="normal" style:font-size-complex="22pt" style:font-style-complex="normal"/>
    </style:style>
    <style:style style:name="T19" style:family="text">
      <style:text-properties fo:color="#408080" fo:font-family="0" style:font-family-generic="roman" fo:font-size="22pt" fo:font-style="italic" style:font-size-asian="22pt" style:font-style-asian="italic" style:font-size-complex="22pt" style:font-style-complex="italic"/>
    </style:style>
    <style:style style:name="T20" style:family="text">
      <style:text-properties fo:color="#666666" fo:font-family="0" style:font-family-generic="roman" fo:font-size="22pt" fo:font-style="normal" style:font-size-asian="22pt" style:font-style-asian="normal" style:font-size-complex="22pt" style:font-style-complex="normal"/>
    </style:style>
    <style:style style:name="T21" style:family="text">
      <style:text-properties fo:color="#008000" fo:font-family="0" style:font-family-generic="roman" fo:font-size="22pt" fo:font-style="normal" style:font-size-asian="22pt" style:font-style-asian="normal" style:font-size-complex="22pt" style:font-style-complex="normal"/>
    </style:style>
    <style:style style:name="T22" style:family="text">
      <style:text-properties fo:color="#008000" fo:font-family="0" style:font-family-generic="roman" fo:font-size="22pt" style:font-size-asian="22pt" style:font-size-complex="22pt"/>
    </style:style>
    <style:style style:name="T23" style:family="text">
      <style:text-properties style:text-outline="false" style:text-line-through-style="none" fo:font-family="'Ubuntu Mono'" style:font-pitch="fixed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ba2121" style:text-outline="false" style:text-line-through-style="none" fo:font-family="0" style:font-family-generic="roman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'Ubuntu Mono'" style:font-pitch="fixed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8000" fo:font-family="0" style:font-family-generic="roman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family="'Ubuntu Mono'" style:font-pitch="fixed" fo:font-size="22pt" style:font-size-asian="22pt" style:font-size-complex="22pt"/>
    </style:style>
    <style:style style:name="T28" style:family="text">
      <style:text-properties fo:font-family="'Ubuntu Mono'" style:font-pitch="fixe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31" style:family="text">
      <style:text-properties fo:color="#40808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color="#ff0000" fo:font-family="'Ubuntu Light'" style:font-pitch="variable" fo:font-size="32pt" fo:font-style="normal" style:font-style-asian="normal" style:font-style-complex="normal"/>
    </style:style>
    <style:style style:name="T33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35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36" style:family="text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T37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666666" fo:font-family="'Ubuntu Mono'" style:font-pitch="fixed" fo:font-size="22pt" style:font-size-asian="22pt" style:font-size-complex="22pt"/>
    </style:style>
    <style:style style:name="T39" style:family="text">
      <style:text-properties fo:color="#ba2121" fo:font-family="'Ubuntu Mono'" style:font-pitch="fixed" fo:font-size="22pt" style:font-size-asian="22pt" style:font-size-complex="22pt"/>
    </style:style>
    <style:style style:name="T40" style:family="text">
      <style:text-properties fo:font-family="'Ubuntu Mono'" style:font-pitch="fixed" fo:font-size="22pt" style:font-size-asian="22pt"/>
    </style:style>
    <style:style style:name="T4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Go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  <text:list-item>
                <text:p text:style-name="P3"><text:span text:style-name="T2">Also it is written by a GO Impostor ;-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While</text:span> For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2" draw:layer="layout" svg:width="15.63cm" svg:height="14.945cm" svg:x="0.462cm" svg:y="6.967cm">
          <draw:text-box>
            <text:p><text:span text:style-name="T5"/></text:p>
            <text:p text:style-name="P6"><text:span text:style-name="T5"><text:tab/></text:span><text:span text:style-name="T5">condition := false</text:span></text:p>
            <text:p><text:span text:style-name="T5"><text:tab/></text:span><text:span text:style-name="T6">for</text:span><text:span text:style-name="T5"> condition {</text:span></text:p>
            <text:p text:style-name="P6"><text:span text:style-name="T5"><text:tab/></text:span><text:span text:style-name="T5"><text:tab/></text:span><text:span text:style-name="T7">// ...</text:span></text:p>
            <text:p text:style-name="P6"><text:span text:style-name="T5"><text:tab/></text:span><text:span text:style-name="T5"><text:tab/></text:span><text:span text:style-name="T5">condition = !condition</text:span></text:p>
            <text:p text:style-name="P6"><text:span text:style-name="T5"><text:tab/></text:span><text:span text:style-name="T5">}</text:span></text:p>
            <text:p text:style-name="P6"><text:span text:style-name="T5"><text:tab/></text:span><text:span text:style-name="T5">reader := bufio.NewReader(os.Stdin)</text:span></text:p>
            <text:p text:style-name="P6"><text:span text:style-name="T5"><text:tab/></text:span><text:span text:style-name="T5">reads := </text:span><text:span text:style-name="T8">0</text:span></text:p>
            <text:p text:style-name="P6"><text:span text:style-name="T5"><text:tab/></text:span><text:span text:style-name="T6">for</text:span><text:span text:style-name="T5"> {</text:span></text:p>
            <text:p text:style-name="P6"><text:span text:style-name="T5"><text:tab/></text:span><text:span text:style-name="T5"><text:tab/></text:span><text:span text:style-name="T5">reads++</text:span></text:p>
            <text:p text:style-name="P6"><text:span text:style-name="T5"><text:tab/></text:span><text:span text:style-name="T5"><text:tab/></text:span><text:span text:style-name="T5">_, err := reader.ReadString(</text:span><text:span text:style-name="T9">'\n'</text:span><text:span text:style-name="T5">);</text:span></text:p>
            <text:p text:style-name="P6"><text:span text:style-name="T5"><text:tab/></text:span><text:span text:style-name="T5"><text:tab/></text:span><text:span text:style-name="T6">if</text:span><text:span text:style-name="T5"> err!=nil {</text:span></text:p>
            <text:p text:style-name="P6"><text:span text:style-name="T5"><text:tab/></text:span><text:span text:style-name="T5"><text:tab/></text:span><text:span text:style-name="T5"><text:tab/></text:span><text:span text:style-name="T6">break</text:span><text:span text:style-name="T5">;</text:span></text:p>
            <text:p text:style-name="P6"><text:span text:style-name="T5"><text:tab/></text:span><text:span text:style-name="T5"><text:tab/></text:span><text:span text:style-name="T5">}</text:span></text:p>
            <text:p text:style-name="P6"><text:span text:style-name="T5"><text:tab/></text:span><text:span text:style-name="T5">}</text:span></text:p>
            <text:p text:style-name="P6"><text:span text:style-name="T5"><text:tab/></text:span><text:span text:style-name="T5">fmt.Printf(</text:span><text:span text:style-name="T9">"Reads: %d\n"</text:span><text:span text:style-name="T5">, reads)</text:span></text:p>
            <text:p><text:span text:style-name="T5"/></text:p>
            <text:p text:style-name="P6"><text:span text:style-name="T5"><text:tab/></text:span></text:p>
          </draw:text-box>
        </draw:frame>
        <draw:frame draw:style-name="gr2" draw:layer="layout" svg:width="11.772cm" svg:height="13.767cm" svg:x="15.776cm" svg:y="6.334cm">
          <draw:text-box>
            <text:p><text:span text:style-name="T5"/></text:p>
            <text:p text:style-name="P6"><text:span text:style-name="T5"><text:tab/></text:span><text:span text:style-name="T5">x := </text:span><text:span text:style-name="T8">10</text:span></text:p>
            <text:p text:style-name="P6"><text:span text:style-name="T5"><text:tab/></text:span><text:span text:style-name="T6">for</text:span><text:span text:style-name="T5"> x &gt; </text:span><text:span text:style-name="T8">0</text:span><text:span text:style-name="T5"> {</text:span></text:p>
            <text:p text:style-name="P6"><text:span text:style-name="T5"><text:tab/></text:span><text:span text:style-name="T5"><text:tab/></text:span><text:span text:style-name="T5">x = x - </text:span><text:span text:style-name="T8">1</text:span></text:p>
            <text:p text:style-name="P6"><text:span text:style-name="T5"><text:tab/></text:span><text:span text:style-name="T5">}</text:span></text:p>
            <text:p text:style-name="P6"><text:span text:style-name="T5"><text:tab/></text:span><text:span text:style-name="T7">// x is 0</text:span></text:p>
            <text:p text:style-name="P6"><text:span text:style-name="T5"><text:tab/></text:span><text:span text:style-name="T5">fmt.Printf(</text:span><text:span text:style-name="T9">"x is %d\n"</text:span><text:span text:style-name="T5">, x)</text:span></text:p>
            <text:p text:style-name="P6"><text:span text:style-name="T5"><text:tab/></text:span></text:p>
            <text:p text:style-name="P6"><text:span text:style-name="T5"><text:tab/></text:span><text:span text:style-name="T7">// maybe you're not sure how</text:span></text:p>
            <text:p text:style-name="P6"><text:span text:style-name="T5"><text:tab/></text:span><text:span text:style-name="T7">// many iterations you need?</text:span></text:p>
            <text:p text:style-name="P6"><text:span text:style-name="T5"><text:tab/></text:span><text:span text:style-name="T5">y := </text:span><text:span text:style-name="T8">100.0</text:span></text:p>
            <text:p text:style-name="P6"><text:span text:style-name="T5"><text:tab/></text:span><text:span text:style-name="T6">for</text:span><text:span text:style-name="T5"> y &gt; </text:span><text:span text:style-name="T8">1</text:span><text:span text:style-name="T5"> {</text:span></text:p>
            <text:p text:style-name="P6"><text:span text:style-name="T5"><text:tab/></text:span><text:span text:style-name="T5"><text:tab/></text:span><text:span text:style-name="T5">y = y / </text:span><text:span text:style-name="T8">3</text:span><text:span text:style-name="T5">;</text:span></text:p>
            <text:p text:style-name="P6"><text:span text:style-name="T5"><text:tab/></text:span><text:span text:style-name="T5">}</text:span></text:p>
            <text:p text:style-name="P6"><text:span text:style-name="T5"><text:tab/></text:span><text:span text:style-name="T5">fmt.Printf(</text:span><text:span text:style-name="T9">"y is %f\n"</text:span><text:span text:style-name="T5">, y)</text:span></text:p>
            <text:p text:style-name="P6"><text:span text:style-name="T5"><text:tab/></text:span><text:span text:style-name="T7">// y is 0.4115226337448560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2" draw:text-style-name="P7" draw:layer="layout" svg:width="19.135cm" svg:height="14.449cm" svg:x="0.33cm" svg:y="7.329cm">
          <draw:text-box>
            <text:p><text:span text:style-name="T10"><text:tab/></text:span><text:span text:style-name="T10">sum := </text:span><text:span text:style-name="T11">0</text:span><text:span text:style-name="T10">;</text:span></text:p>
            <text:p text:style-name="P6"><text:span text:style-name="T10"><text:tab/></text:span><text:span text:style-name="T12">for</text:span><text:span text:style-name="T10"> i := </text:span><text:span text:style-name="T11">0</text:span><text:span text:style-name="T10"> ; i &lt; </text:span><text:span text:style-name="T11">10</text:span><text:span text:style-name="T10">; i++ {</text:span></text:p>
            <text:p text:style-name="P6"><text:span text:style-name="T10"><text:tab/></text:span><text:span text:style-name="T10"><text:tab/></text:span><text:span text:style-name="T10">sum += i;</text:span></text:p>
            <text:p text:style-name="P6"><text:span text:style-name="T10"><text:tab/></text:span><text:span text:style-name="T10">}</text:span></text:p>
            <text:p text:style-name="P6"><text:span text:style-name="T10"><text:tab/></text:span><text:span text:style-name="T10">fmt.Printf(</text:span><text:span text:style-name="T13">"Sum is %d\n"</text:span><text:span text:style-name="T10">, sum)</text:span></text:p>
            <text:p><text:span text:style-name="T10"/></text:p>
            <text:p text:style-name="P6"><text:span text:style-name="T10"><text:tab/></text:span><text:span text:style-name="T10">s := </text:span><text:span text:style-name="T13">""</text:span></text:p>
            <text:p text:style-name="P6"><text:span text:style-name="T10"><text:tab/></text:span><text:span text:style-name="T10">s2 := </text:span><text:span text:style-name="T13">"</text:span></text:p>
            <text:p text:style-name="P6"><text:span text:style-name="T10"><text:tab/></text:span><text:span text:style-name="T10">v := []</text:span><text:span text:style-name="T14">string</text:span><text:span text:style-name="T10">{</text:span><text:span text:style-name="T13">"a"</text:span><text:span text:style-name="T10">,</text:span><text:span text:style-name="T13">"b"</text:span><text:span text:style-name="T10">,</text:span><text:span text:style-name="T13">"c"</text:span><text:span text:style-name="T10">}</text:span></text:p>
            <text:p text:style-name="P6"><text:span text:style-name="T10"><text:tab/></text:span><text:span text:style-name="T10">u := </text:span><text:span text:style-name="T12">map</text:span><text:span text:style-name="T10">[</text:span><text:span text:style-name="T14">string</text:span><text:span text:style-name="T10">]</text:span><text:span text:style-name="T14">string</text:span><text:span text:style-name="T10">{</text:span><text:span text:style-name="T13">"A"</text:span><text:span text:style-name="T10">:</text:span><text:span text:style-name="T13">"a"</text:span><text:span text:style-name="T10">, </text:span><text:span text:style-name="T13">"B"</text:span><text:span text:style-name="T10">:</text:span><text:span text:style-name="T13">"b"</text:span><text:span text:style-name="T10">,</text:span><text:span text:style-name="T13">"C"</text:span><text:span text:style-name="T10">:</text:span><text:span text:style-name="T13">"c"</text:span><text:span text:style-name="T10">}</text:span></text:p>
            <text:p text:style-name="P6"><text:span text:style-name="T10"><text:tab/></text:span><text:span text:style-name="T12">for</text:span><text:span text:style-name="T10"> i, val := </text:span><text:span text:style-name="T12">range</text:span><text:span text:style-name="T10"> v {</text:span></text:p>
            <text:p text:style-name="P6"><text:span text:style-name="T10"><text:tab/></text:span><text:span text:style-name="T10"><text:tab/></text:span><text:span text:style-name="T12">for</text:span><text:span text:style-name="T10"> j := </text:span><text:span text:style-name="T11">0</text:span><text:span text:style-name="T10">; j &lt;= i; j++ {</text:span></text:p>
            <text:p text:style-name="P6"><text:span text:style-name="T10"><text:tab/></text:span><text:span text:style-name="T10"><text:tab/></text:span><text:span text:style-name="T10"><text:tab/></text:span><text:span text:style-name="T10">s += val; </text:span></text:p>
            <text:p text:style-name="P6"><text:span text:style-name="T10"><text:tab/></text:span><text:span text:style-name="T10"><text:tab/></text:span><text:span text:style-name="T10">}</text:span></text:p>
            <text:p text:style-name="P6"><text:span text:style-name="T10"><text:tab/></text:span><text:span text:style-name="T10">}</text:span></text:p>
            <text:p text:style-name="P6"><text:span text:style-name="T10"><text:tab/></text:span><text:span text:style-name="T10">fmt.Printf(</text:span><text:span text:style-name="T13">"s is [%s]\n"</text:span><text:span text:style-name="T10">,s)</text:span></text:p>
            <text:p text:style-name="P6"><text:span text:style-name="T15"/></text:p>
          </draw:text-box>
        </draw:frame>
        <draw:frame draw:style-name="gr2" draw:text-style-name="P9" draw:layer="layout" svg:width="12.646cm" svg:height="11.845cm" svg:x="14.605cm" svg:y="6.855cm">
          <draw:text-box>
            <text:p text:style-name="P8"><text:span text:style-name="T16"><text:tab/></text:span><text:span text:style-name="T17">for</text:span><text:span text:style-name="T16"> key, val := </text:span><text:span text:style-name="T17">range</text:span><text:span text:style-name="T16"> u {</text:span></text:p>
            <text:p text:style-name="P8"><text:span text:style-name="T16"><text:tab/></text:span><text:span text:style-name="T16"><text:tab/></text:span><text:span text:style-name="T16">s += key;</text:span></text:p>
            <text:p text:style-name="P8"><text:span text:style-name="T16"><text:tab/></text:span><text:span text:style-name="T16"><text:tab/></text:span><text:span text:style-name="T16">s += val; </text:span></text:p>
            <text:p text:style-name="P8"><text:span text:style-name="T16"><text:tab/></text:span><text:span text:style-name="T16">}</text:span></text:p>
            <text:p text:style-name="P8"><text:span text:style-name="T16"><text:tab/></text:span><text:span text:style-name="T16">fmt.Printf(</text:span><text:span text:style-name="T18">"s is [%s]\n"</text:span><text:span text:style-name="T16">,s)</text:span></text:p>
            <text:p text:style-name="P8"><text:span text:style-name="T16"><text:tab/></text:span><text:span text:style-name="T17">for</text:span><text:span text:style-name="T16"> i, val := </text:span><text:span text:style-name="T17">range</text:span><text:span text:style-name="T16"> s2 {</text:span></text:p>
            <text:p text:style-name="P8"><text:span text:style-name="T16"><text:tab/></text:span><text:span text:style-name="T16"><text:tab/></text:span><text:span text:style-name="T19">// i is the byte location</text:span></text:p>
            <text:p text:style-name="P8"><text:span text:style-name="T16"><text:tab/></text:span><text:span text:style-name="T16"><text:tab/></text:span><text:span text:style-name="T17">for</text:span><text:span text:style-name="T16"> j := </text:span><text:span text:style-name="T20">0</text:span><text:span text:style-name="T16">; j &lt;= i; j++ {</text:span></text:p>
            <text:p text:style-name="P8"><text:span text:style-name="T16"><text:tab/></text:span><text:span text:style-name="T16"><text:tab/></text:span><text:span text:style-name="T16"><text:tab/></text:span><text:span text:style-name="T16">s += </text:span><text:span text:style-name="T21">string</text:span><text:span text:style-name="T16">(val);</text:span></text:p>
            <text:p text:style-name="P8"><text:span text:style-name="T16"><text:tab/></text:span><text:span text:style-name="T16"><text:tab/></text:span><text:span text:style-name="T16">}</text:span></text:p>
            <text:p text:style-name="P8"><text:span text:style-name="T16"><text:tab/></text:span><text:span text:style-name="T16">}</text:span></text:p>
            <text:p text:style-name="P8"><text:span text:style-name="T16"><text:tab/></text:span><text:span text:style-name="T16">fmt.Printf(</text:span><text:span text:style-name="T18">"s is (note that the </text:span></text:p>
            <text:p text:style-name="P8"><text:span text:style-name="T18"><text:s text:c="7"/></text:span><text:span text:style-name="T18">unique was base-4) [%s]\n"</text:span><text:span text:style-name="T16">,s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10" draw:layer="layout" svg:width="15.005cm" svg:height="17.735cm" svg:x="12.059cm" svg:y="3.086cm">
          <draw:text-box>
            <text:p><text:span text:style-name="T5"/></text:p>
            <text:p text:style-name="P6"><text:span text:style-name="T5"><text:tab/></text:span><text:span text:style-name="T5">stump := </text:span><text:span text:style-name="T6">map</text:span><text:span text:style-name="T5">[</text:span><text:span text:style-name="T22">string</text:span><text:span text:style-name="T5">]Tree{}</text:span><text:span text:style-name="T5"><text:tab/></text:span></text:p>
            <text:p><text:span text:style-name="T5"/></text:p>
            <text:p text:style-name="P6"><text:span text:style-name="T5"><text:tab/></text:span><text:span text:style-name="T5">tree := Tree{</text:span><text:span text:style-name="T8">0</text:span><text:span text:style-name="T5">,</text:span></text:p>
            <text:p text:style-name="P6"><text:span text:style-name="T5"><text:tab/></text:span><text:span text:style-name="T5"><text:tab/></text:span><text:span text:style-name="T6">map</text:span><text:span text:style-name="T5">[</text:span><text:span text:style-name="T22">string</text:span><text:span text:style-name="T5">]Tree{</text:span></text:p>
            <text:p text:style-name="P6"><text:span text:style-name="T5"><text:tab/></text:span><text:span text:style-name="T5"><text:tab/></text:span><text:span text:style-name="T5"><text:tab/></text:span><text:span text:style-name="T9">"a"</text:span><text:span text:style-name="T5">:Tree{</text:span><text:span text:style-name="T8">1</text:span><text:span text:style-name="T5">,stump},</text:span></text:p>
            <text:p text:style-name="P6"><text:span text:style-name="T5"><text:tab/></text:span><text:span text:style-name="T5"><text:tab/></text:span><text:span text:style-name="T5"><text:tab/></text:span><text:span text:style-name="T9">"b"</text:span><text:span text:style-name="T5">:Tree{</text:span><text:span text:style-name="T8">2</text:span><text:span text:style-name="T5">, </text:span><text:span text:style-name="T6">map</text:span><text:span text:style-name="T5">[</text:span><text:span text:style-name="T22">string</text:span><text:span text:style-name="T5">]Tree{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h"</text:span><text:span text:style-name="T5">:Tree{</text:span><text:span text:style-name="T8">8</text:span><text:span text:style-name="T5">,stump},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i"</text:span><text:span text:style-name="T5">:Tree{</text:span><text:span text:style-name="T8">9</text:span><text:span text:style-name="T5">,stump},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j"</text:span><text:span text:style-name="T5">:Tree{</text:span><text:span text:style-name="T8">10</text:span><text:span text:style-name="T5">,stump},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 text:style-name="P6"><text:span text:style-name="T5"><text:tab/></text:span><text:span text:style-name="T5"><text:tab/></text:span><text:span text:style-name="T5"><text:tab/></text:span><text:span text:style-name="T5">},</text:span></text:p>
            <text:p text:style-name="P6"><text:span text:style-name="T5"><text:tab/></text:span><text:span text:style-name="T5"><text:tab/></text:span><text:span text:style-name="T5"><text:tab/></text:span><text:span text:style-name="T9">"c"</text:span><text:span text:style-name="T5">:Tree{</text:span><text:span text:style-name="T8">3</text:span><text:span text:style-name="T5">,stump},</text:span></text:p>
            <text:p text:style-name="P6"><text:span text:style-name="T5"><text:tab/></text:span><text:span text:style-name="T5"><text:tab/></text:span><text:span text:style-name="T5"><text:tab/></text:span><text:span text:style-name="T9">"d"</text:span><text:span text:style-name="T5">:Tree{</text:span><text:span text:style-name="T8">4</text:span><text:span text:style-name="T5">, </text:span><text:span text:style-name="T6">map</text:span><text:span text:style-name="T5">[</text:span><text:span text:style-name="T22">string</text:span><text:span text:style-name="T5">]Tree{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e"</text:span><text:span text:style-name="T5">:Tree{</text:span><text:span text:style-name="T8">5</text:span><text:span text:style-name="T5">,stump},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f"</text:span><text:span text:style-name="T5">:Tree{</text:span><text:span text:style-name="T8">6</text:span><text:span text:style-name="T5">,stump},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g"</text:span><text:span text:style-name="T5">:Tree{</text:span><text:span text:style-name="T8">7</text:span><text:span text:style-name="T5">,stump},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 text:style-name="P6"><text:span text:style-name="T5"><text:tab/></text:span><text:span text:style-name="T5"><text:tab/></text:span><text:span text:style-name="T5"><text:tab/></text:span><text:span text:style-name="T5">},</text:span></text:p>
            <text:p text:style-name="P6"><text:span text:style-name="T5"><text:tab/></text:span><text:span text:style-name="T5"><text:tab/></text:span><text:span text:style-name="T5">},</text:span></text:p>
            <text:p text:style-name="P6"><text:span text:style-name="T5"><text:tab/></text:span><text:span text:style-name="T5">}</text:span><text:span text:style-name="T5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10" draw:layer="layout" svg:width="18.65cm" svg:height="9.334cm" svg:x="9.196cm" svg:y="3.34cm">
          <draw:text-box>
            <text:p text:style-name="P11"><text:span text:style-name="T5"/></text:p>
            <text:p text:style-name="P12"><text:span text:style-name="T5"><text:tab/></text:span><text:span text:style-name="T23">fmt.Printf(</text:span><text:span text:style-name="T24">"Treesum %d\n"</text:span><text:span text:style-name="T25">, TreeSum( tree ))</text:span></text:p>
            <text:p><text:span text:style-name="T5"/></text:p>
            <text:p text:style-name="P6"><text:span text:style-name="T5"><text:tab/></text:span><text:span text:style-name="T6">for</text:span><text:span text:style-name="T5"> i := </text:span><text:span text:style-name="T6">range</text:span><text:span text:style-name="T5"> iInt(</text:span><text:span text:style-name="T8">6</text:span><text:span text:style-name="T5">).Iter() {</text:span></text:p>
            <text:p text:style-name="P6"><text:span text:style-name="T5"><text:tab/></text:span><text:span text:style-name="T5"><text:tab/></text:span><text:span text:style-name="T5">fmt.Printf(</text:span><text:span text:style-name="T9">"Wow! %v\n"</text:span><text:span text:style-name="T5">, i)</text:span></text:p>
            <text:p text:style-name="P6"><text:span text:style-name="T5"><text:tab/></text:span><text:span text:style-name="T5">}</text:span></text:p>
            <text:p><text:span text:style-name="T5"/></text:p>
            <text:p text:style-name="P6"><text:span text:style-name="T5"><text:tab/></text:span><text:span text:style-name="T7">// Call Back walker</text:span></text:p>
            <text:p text:style-name="P6"><text:span text:style-name="T5"><text:tab/></text:span><text:span text:style-name="T5">TreeWalker(tree, </text:span><text:span text:style-name="T6">func</text:span><text:span text:style-name="T5">(t Tree) { </text:span></text:p>
            <text:p text:style-name="P6"><text:span text:style-name="T5"><text:s text:c="6"/></text:span><text:span text:style-name="T5">fmt.Printf(</text:span><text:span text:style-name="T9">"Node value %d\n"</text:span><text:span text:style-name="T5">,t.Value) } )</text:span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10" draw:layer="layout" svg:width="15.412cm" svg:height="14.077cm" svg:x="1.4cm" svg:y="4.343cm">
          <draw:text-box>
            <text:p text:style-name="P12"><text:span text:style-name="T6">type</text:span><text:span text:style-name="T5"> Tree </text:span><text:span text:style-name="T6">struct</text:span><text:span text:style-name="T5"> {</text:span></text:p>
            <text:p text:style-name="P6"><text:span text:style-name="T5"><text:s text:c="4"/></text:span><text:span text:style-name="T5">Value </text:span><text:span text:style-name="T22">int</text:span></text:p>
            <text:p text:style-name="P6"><text:span text:style-name="T5"><text:s text:c="4"/></text:span><text:span text:style-name="T5">Branches </text:span><text:span text:style-name="T6">map</text:span><text:span text:style-name="T5">[</text:span><text:span text:style-name="T22">string</text:span><text:span text:style-name="T5">]Tree</text:span></text:p>
            <text:p text:style-name="P6"><text:span text:style-name="T5">}</text:span></text:p>
            <text:p><text:span text:style-name="T5"/></text:p>
            <text:p><text:span text:style-name="T5"/></text:p>
            <text:p text:style-name="P6"><text:span text:style-name="T6">func</text:span><text:span text:style-name="T5"> TreeSum( tree Tree ) </text:span><text:span text:style-name="T22">int</text:span><text:span text:style-name="T5"> <text:s/>{</text:span></text:p>
            <text:p text:style-name="P6"><text:span text:style-name="T5"><text:tab/></text:span><text:span text:style-name="T5">sum := tree.Value;</text:span></text:p>
            <text:p text:style-name="P6"><text:span text:style-name="T5"><text:tab/></text:span><text:span text:style-name="T6">for</text:span><text:span text:style-name="T5"> _, val := </text:span><text:span text:style-name="T6">range</text:span><text:span text:style-name="T5"> tree.Branches {</text:span></text:p>
            <text:p text:style-name="P6"><text:span text:style-name="T5"><text:tab/></text:span><text:span text:style-name="T5"><text:tab/></text:span><text:span text:style-name="T5">sum += TreeSum(val)</text:span></text:p>
            <text:p text:style-name="P6"><text:span text:style-name="T5"><text:tab/></text:span><text:span text:style-name="T5">}</text:span></text:p>
            <text:p text:style-name="P6"><text:span text:style-name="T5"><text:tab/></text:span><text:span text:style-name="T6">return</text:span><text:span text:style-name="T5"> sum;</text:span></text:p>
            <text:p text:style-name="P6"><text:span text:style-name="T5">}</text:span></text:p>
            <text:p><text:span text:style-name="T5"/></text:p>
            <text:p text:style-name="P6"><text:span text:style-name="T6">type</text:span><text:span text:style-name="T5"> iInt </text:span><text:span text:style-name="T22">int</text:span></text:p>
            <text:p><text:span text:style-name="T5"/></text:p>
            <text:p text:style-name="P6"><text:span text:style-name="T5"/></text:p>
          </draw:text-box>
        </draw:frame>
        <draw:frame draw:style-name="gr3" draw:text-style-name="P8" draw:layer="layout" svg:width="18.188cm" svg:height="6.73cm" svg:x="13.559cm" svg:y="13.149cm">
          <draw:text-box>
            <text:p text:style-name="P8"><text:span text:style-name="T26">func</text:span><text:span text:style-name="T27"> TreeWalker( tree Tree, </text:span></text:p>
            <text:p text:style-name="P8"><text:span text:style-name="T27"><text:s text:c="18"/></text:span><text:span text:style-name="T27">f </text:span><text:span text:style-name="T26">func</text:span><text:span text:style-name="T27">(Tree) ) <text:s/>{</text:span></text:p>
            <text:p text:style-name="P8"><text:span text:style-name="T27"><text:tab/></text:span><text:span text:style-name="T27">f(tree)</text:span></text:p>
            <text:p text:style-name="P8"><text:span text:style-name="T27"><text:tab/></text:span><text:span text:style-name="T26">for</text:span><text:span text:style-name="T27"> _, val := </text:span><text:span text:style-name="T26">range</text:span><text:span text:style-name="T27"> </text:span></text:p>
            <text:p text:style-name="P8"><text:span text:style-name="T27"><text:s text:c="19"/></text:span><text:span text:style-name="T27">tree.Branches {</text:span></text:p>
            <text:p text:style-name="P8"><text:span text:style-name="T27"><text:tab/></text:span><text:span text:style-name="T27"><text:tab/></text:span><text:span text:style-name="T27">TreeWalker(val,f)</text:span></text:p>
            <text:p text:style-name="P8"><text:span text:style-name="T27"><text:tab/></text:span><text:span text:style-name="T27">}</text:span></text:p>
            <text:p text:style-name="P8"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3" draw:text-style-name="P8" draw:layer="layout" svg:width="18.188cm" svg:height="11.845cm" svg:x="5.695cm" svg:y="5.03cm">
          <draw:text-box>
            <text:p text:style-name="P8"><text:span text:style-name="T27"/></text:p>
            <text:p text:style-name="P6"><text:span text:style-name="T6">type</text:span><text:span text:style-name="T27"> iInt </text:span><text:span text:style-name="T22">int</text:span></text:p>
            <text:p><text:span text:style-name="T27"/></text:p>
            <text:p text:style-name="P6"><text:span text:style-name="T6">func</text:span><text:span text:style-name="T27"> (max iInt) Iter () &lt;-</text:span><text:span text:style-name="T6">chan</text:span><text:span text:style-name="T27"> iInt {</text:span></text:p>
            <text:p text:style-name="P6"><text:span text:style-name="T27"><text:tab/></text:span><text:span text:style-name="T27">ch := </text:span><text:span text:style-name="T22">make</text:span><text:span text:style-name="T27">(</text:span><text:span text:style-name="T6">chan</text:span><text:span text:style-name="T27"> iInt);</text:span></text:p>
            <text:p text:style-name="P6"><text:span text:style-name="T27"><text:tab/></text:span><text:span text:style-name="T6">go</text:span><text:span text:style-name="T27"> </text:span><text:span text:style-name="T6">func</text:span><text:span text:style-name="T27"> () {</text:span></text:p>
            <text:p text:style-name="P6"><text:span text:style-name="T27"><text:tab/></text:span><text:span text:style-name="T27"><text:tab/></text:span><text:span text:style-name="T27">m := </text:span><text:span text:style-name="T22">int</text:span><text:span text:style-name="T27">(max)</text:span></text:p>
            <text:p text:style-name="P6"><text:span text:style-name="T27"><text:tab/></text:span><text:span text:style-name="T27"><text:tab/></text:span><text:span text:style-name="T6">for</text:span><text:span text:style-name="T27"> i := </text:span><text:span text:style-name="T8">0</text:span><text:span text:style-name="T27">; i &lt;= m; i++ {</text:span></text:p>
            <text:p text:style-name="P6"><text:span text:style-name="T27"><text:tab/></text:span><text:span text:style-name="T27"><text:tab/></text:span><text:span text:style-name="T27"><text:tab/></text:span><text:span text:style-name="T27">ch &lt;- iInt(i)</text:span></text:p>
            <text:p text:style-name="P6"><text:span text:style-name="T27"><text:tab/></text:span><text:span text:style-name="T27"><text:tab/></text:span><text:span text:style-name="T27">}</text:span></text:p>
            <text:p text:style-name="P6"><text:span text:style-name="T27"><text:tab/></text:span><text:span text:style-name="T27"><text:tab/></text:span><text:span text:style-name="T22">close</text:span><text:span text:style-name="T27">(ch)</text:span></text:p>
            <text:p text:style-name="P6"><text:span text:style-name="T27"><text:tab/></text:span><text:span text:style-name="T27">} ();</text:span></text:p>
            <text:p text:style-name="P6"><text:span text:style-name="T27"><text:tab/></text:span><text:span text:style-name="T6">return</text:span><text:span text:style-name="T27"> ch</text:span></text:p>
            <text:p text:style-name="P6"><text:span text:style-name="T2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3" draw:text-style-name="P8" draw:layer="layout" svg:width="18.188cm" svg:height="13.395cm" svg:x="5.695cm" svg:y="5.03cm">
          <draw:text-box>
            <text:p text:style-name="P8"><text:span text:style-name="T27"/></text:p>
            <text:p text:style-name="P6"><text:span text:style-name="T6">func</text:span><text:span text:style-name="T27"> TreeIter( tree Tree ) &lt;-</text:span><text:span text:style-name="T6">chan</text:span><text:span text:style-name="T27"> Tree {</text:span></text:p>
            <text:p text:style-name="P6"><text:span text:style-name="T27"><text:tab/></text:span><text:span text:style-name="T27">ch := </text:span><text:span text:style-name="T22">make</text:span><text:span text:style-name="T27">(</text:span><text:span text:style-name="T6">chan</text:span><text:span text:style-name="T27"> Tree);</text:span></text:p>
            <text:p text:style-name="P6"><text:span text:style-name="T27"><text:tab/></text:span><text:span text:style-name="T6">go</text:span><text:span text:style-name="T27"> </text:span><text:span text:style-name="T6">func</text:span><text:span text:style-name="T27"> () {</text:span></text:p>
            <text:p text:style-name="P6"><text:span text:style-name="T27"><text:tab/></text:span><text:span text:style-name="T27"><text:tab/></text:span><text:span text:style-name="T27">TreeWalker( tree, </text:span><text:span text:style-name="T6">func</text:span><text:span text:style-name="T27">(t Tree) {</text:span></text:p>
            <text:p text:style-name="P6"><text:span text:style-name="T27"><text:tab/></text:span><text:span text:style-name="T27"><text:tab/></text:span><text:span text:style-name="T27"><text:tab/></text:span><text:span text:style-name="T27">ch &lt;- t</text:span></text:p>
            <text:p text:style-name="P6"><text:span text:style-name="T27"><text:tab/></text:span><text:span text:style-name="T27"><text:tab/></text:span><text:span text:style-name="T27">})</text:span></text:p>
            <text:p text:style-name="P6"><text:span text:style-name="T27"><text:tab/></text:span><text:span text:style-name="T27"><text:tab/></text:span><text:span text:style-name="T22">close</text:span><text:span text:style-name="T27">(ch)</text:span></text:p>
            <text:p text:style-name="P6"><text:span text:style-name="T27"><text:tab/></text:span><text:span text:style-name="T27">} ();</text:span></text:p>
            <text:p text:style-name="P6"><text:span text:style-name="T27"><text:tab/></text:span><text:span text:style-name="T6">return</text:span><text:span text:style-name="T27"> ch</text:span></text:p>
            <text:p text:style-name="P6"><text:span text:style-name="T27">}</text:span></text:p>
            <text:p><text:span text:style-name="T27"/></text:p>
            <text:p text:style-name="P6"><text:span text:style-name="T6">func</text:span><text:span text:style-name="T27"> (tree Tree) Iter() &lt;-</text:span><text:span text:style-name="T6">chan</text:span><text:span text:style-name="T27"> Tree {</text:span></text:p>
            <text:p text:style-name="P6"><text:span text:style-name="T27"><text:tab/></text:span><text:span text:style-name="T6">return</text:span><text:span text:style-name="T27"> TreeIter( tree )</text:span></text:p>
            <text:p text:style-name="P6"><text:span text:style-name="T27">}</text:span></text:p>
            <text:p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3" draw:text-style-name="P8" draw:layer="layout" svg:width="23.377cm" svg:height="10.977cm" svg:x="2.827cm" svg:y="5.03cm">
          <draw:text-box>
            <text:p text:style-name="P8"><text:span text:style-name="T27"/></text:p>
            <text:p text:style-name="P6"><text:span text:style-name="T27"><text:tab/></text:span><text:span text:style-name="T6">for</text:span><text:span text:style-name="T27"> i := </text:span><text:span text:style-name="T6">range</text:span><text:span text:style-name="T27"> iInt(</text:span><text:span text:style-name="T8">6</text:span><text:span text:style-name="T27">).Iter() {</text:span></text:p>
            <text:p text:style-name="P6"><text:span text:style-name="T27"><text:tab/></text:span><text:span text:style-name="T27"><text:tab/></text:span><text:span text:style-name="T27">fmt.Printf(</text:span><text:span text:style-name="T9">"Wow! %v\n"</text:span><text:span text:style-name="T27">, i)</text:span></text:p>
            <text:p text:style-name="P6"><text:span text:style-name="T27"><text:tab/></text:span><text:span text:style-name="T27">}</text:span></text:p>
            <text:p><text:span text:style-name="T27"/></text:p>
            <text:p text:style-name="P6"><text:span text:style-name="T27"><text:tab/></text:span><text:span text:style-name="T7">// Call Back walker</text:span></text:p>
            <text:p text:style-name="P6"><text:span text:style-name="T27"><text:tab/></text:span><text:span text:style-name="T27">TreeWalker(tree, </text:span><text:span text:style-name="T6">func</text:span><text:span text:style-name="T27">(t Tree) { fmt.Printf(</text:span><text:span text:style-name="T9">"Node value %d\n"</text:span><text:span text:style-name="T27">,t.Value) } )</text:span></text:p>
            <text:p><text:span text:style-name="T27"/></text:p>
            <text:p text:style-name="P6"><text:span text:style-name="T27"><text:tab/></text:span><text:span text:style-name="T6">for</text:span><text:span text:style-name="T27"> tree := </text:span><text:span text:style-name="T6">range</text:span><text:span text:style-name="T27"> tree.Iter() {</text:span></text:p>
            <text:p text:style-name="P6"><text:span text:style-name="T27"><text:tab/></text:span><text:span text:style-name="T27"><text:tab/></text:span><text:span text:style-name="T27">fmt.Printf(</text:span><text:span text:style-name="T9">"Now via Iter Node value %d\n"</text:span><text:span text:style-name="T27">,tree.Value)</text:span></text:p>
            <text:p text:style-name="P6"><text:span text:style-name="T27"><text:tab/></text:span><text:span text:style-name="T27">}</text:span></text:p>
            <text:p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8">ext()</text:span> method and Value<text:span text:style-name="T29">()</text:span></text:p>
                <text:p/>
              </text:list-item>
            </text:list>
          </draw:text-box>
        </draw:frame>
        <draw:frame draw:style-name="gr2" draw:text-style-name="P10" draw:layer="layout" svg:width="17.249cm" svg:height="14.759cm" svg:x="0.55cm" svg:y="6.392cm">
          <draw:text-box>
            <text:p text:style-name="P6"><text:span text:style-name="T12">type</text:span><text:span text:style-name="T10"> StringIterator </text:span><text:span text:style-name="T12">struct</text:span><text:span text:style-name="T10"> {</text:span></text:p>
            <text:p text:style-name="P6"><text:span text:style-name="T10"><text:tab/></text:span><text:span text:style-name="T10">current </text:span><text:span text:style-name="T14">int</text:span></text:p>
            <text:p text:style-name="P6"><text:span text:style-name="T10"><text:tab/></text:span><text:span text:style-name="T10">s []rune</text:span></text:p>
            <text:p><text:span text:style-name="T10">}</text:span></text:p>
            <text:p text:style-name="P6"><text:span text:style-name="T10"/></text:p>
            <text:p text:style-name="P13"><text:span text:style-name="T10">// http://ewencp.org/blog/golang-iterators/</text:span></text:p>
            <text:p text:style-name="P6"><text:span text:style-name="T12">func</text:span><text:span text:style-name="T10"> (si *StringIterator) Next() bool {</text:span></text:p>
            <text:p text:style-name="P6"><text:span text:style-name="T10"><text:tab/></text:span><text:span text:style-name="T10">si.current++</text:span></text:p>
            <text:p text:style-name="P6"><text:span text:style-name="T10"><text:tab/></text:span><text:span text:style-name="T12">return</text:span><text:span text:style-name="T10"> (si.current &lt; </text:span><text:span text:style-name="T14">len</text:span><text:span text:style-name="T10">(si.s))</text:span></text:p>
            <text:p><text:span text:style-name="T10">}</text:span></text:p>
            <text:p text:style-name="P6"><text:span text:style-name="T12">func</text:span><text:span text:style-name="T10"> (si *StringIterator) Value() </text:span><text:span text:style-name="T14">string</text:span><text:span text:style-name="T10"> {</text:span></text:p>
            <text:p text:style-name="P6"><text:span text:style-name="T10"><text:tab/></text:span><text:span text:style-name="T12">return</text:span><text:span text:style-name="T10"> </text:span><text:span text:style-name="T14">string</text:span><text:span text:style-name="T10">(si.s[si.current])</text:span></text:p>
            <text:p text:style-name="P6"><text:span text:style-name="T10">}</text:span></text:p>
            <text:p><text:span text:style-name="T10"/></text:p>
            <text:p><text:span text:style-name="T10"/></text:p>
            <text:p text:style-name="P6"><text:span text:style-name="T10"/></text:p>
            <text:p><text:span text:style-name="T10"/></text:p>
            <text:p text:style-name="P6"><text:span text:style-name="T30"/></text:p>
          </draw:text-box>
        </draw:frame>
        <draw:frame draw:style-name="gr4" draw:text-style-name="P8" draw:layer="layout" svg:width="20.781cm" svg:height="4.405cm" svg:x="12.082cm" svg:y="6.278cm">
          <draw:text-box>
            <text:p text:style-name="P8"><text:span text:style-name="T17">func</text:span><text:span text:style-name="T16"> Iterator(s </text:span><text:span text:style-name="T21">string</text:span><text:span text:style-name="T16">) *StringIterator {</text:span></text:p>
            <text:p text:style-name="P8"><text:span text:style-name="T16"><text:tab/></text:span><text:span text:style-name="T17">return</text:span><text:span text:style-name="T16"> &amp;StringIterator{</text:span></text:p>
            <text:p text:style-name="P8"><text:span text:style-name="T16"><text:s text:c="9"/></text:span><text:span text:style-name="T16">current: -</text:span><text:span text:style-name="T20">1</text:span><text:span text:style-name="T16">, s: []rune(s)}</text:span></text:p>
            <text:p text:style-name="P8"><text:span text:style-name="T16">}</text:span></text:p>
            <text:p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8">ext()</text:span> method and Value<text:span text:style-name="T29">()</text:span></text:p>
                <text:p/>
              </text:list-item>
            </text:list>
          </draw:text-box>
        </draw:frame>
        <draw:frame draw:style-name="gr5" draw:text-style-name="P8" draw:layer="layout" svg:width="22.338cm" svg:height="15.038cm" svg:x="2.857cm" svg:y="6.483cm">
          <draw:text-box>
            <text:p text:style-name="P8"><text:span text:style-name="T17">type</text:span><text:span text:style-name="T31"> EvenStringIterator </text:span><text:span text:style-name="T17">struct</text:span><text:span text:style-name="T31"> {</text:span></text:p>
            <text:p text:style-name="P8"><text:span text:style-name="T16"><text:tab/></text:span><text:span text:style-name="T16">current </text:span><text:span text:style-name="T21">int</text:span></text:p>
            <text:p text:style-name="P8"><text:span text:style-name="T16"><text:tab/></text:span><text:span text:style-name="T16">s []rune</text:span></text:p>
            <text:p><text:span text:style-name="T16">}</text:span></text:p>
            <text:p text:style-name="P8"><text:span text:style-name="T17">func</text:span><text:span text:style-name="T16"> (si *EvenStringIterator) Next() bool {</text:span></text:p>
            <text:p text:style-name="P8"><text:span text:style-name="T16"><text:tab/></text:span><text:span text:style-name="T16">si.current += </text:span><text:span text:style-name="T20">2</text:span><text:span text:style-name="T16">;</text:span></text:p>
            <text:p text:style-name="P8"><text:span text:style-name="T16"><text:tab/></text:span><text:span text:style-name="T17">return</text:span><text:span text:style-name="T16"> (si.current &lt; </text:span><text:span text:style-name="T21">len</text:span><text:span text:style-name="T16">(si.s))</text:span></text:p>
            <text:p text:style-name="P8"><text:span text:style-name="T16">}</text:span></text:p>
            <text:p><text:span text:style-name="T16"/></text:p>
            <text:p text:style-name="P8"><text:span text:style-name="T17">func</text:span><text:span text:style-name="T16"> (si *EvenStringIterator) Value() </text:span><text:span text:style-name="T21">string</text:span><text:span text:style-name="T16"> {</text:span></text:p>
            <text:p text:style-name="P8"><text:span text:style-name="T16"><text:tab/></text:span><text:span text:style-name="T17">return</text:span><text:span text:style-name="T16"> </text:span><text:span text:style-name="T21">string</text:span><text:span text:style-name="T16">(si.s[si.current])</text:span></text:p>
            <text:p text:style-name="P8"><text:span text:style-name="T16">}</text:span></text:p>
            <text:p><text:span text:style-name="T16"/></text:p>
            <text:p><text:span text:style-name="T16"/></text:p>
            <text:p text:style-name="P8"><text:span text:style-name="T17">func</text:span><text:span text:style-name="T16"> EvenIterator(s </text:span><text:span text:style-name="T21">string</text:span><text:span text:style-name="T16">) *EvenStringIterator {</text:span></text:p>
            <text:p text:style-name="P8"><text:span text:style-name="T16"><text:tab/></text:span><text:span text:style-name="T17">return</text:span><text:span text:style-name="T16"> &amp;EvenStringIterator{current: -</text:span><text:span text:style-name="T20">1</text:span><text:span text:style-name="T16">, s: []rune(s)}</text:span></text:p>
            <text:p text:style-name="P8"><text:span text:style-name="T16">}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8">ext()</text:span> method and Value<text:span text:style-name="T29">()</text:span></text:p>
                <text:p/>
              </text:list-item>
            </text:list>
          </draw:text-box>
        </draw:frame>
        <draw:frame draw:style-name="gr5" draw:text-style-name="P8" draw:layer="layout" svg:width="22.338cm" svg:height="15.038cm" svg:x="2.857cm" svg:y="6.483cm">
          <draw:text-box>
            <text:p text:style-name="P8"><text:span text:style-name="T17">type</text:span><text:span text:style-name="T31"> EvenStringIterator </text:span><text:span text:style-name="T17">struct</text:span><text:span text:style-name="T31"> {</text:span></text:p>
            <text:p text:style-name="P8"><text:span text:style-name="T16"><text:tab/></text:span><text:span text:style-name="T16">current </text:span><text:span text:style-name="T21">int</text:span></text:p>
            <text:p text:style-name="P8"><text:span text:style-name="T16"><text:tab/></text:span><text:span text:style-name="T16">s []rune</text:span></text:p>
            <text:p><text:span text:style-name="T16">}</text:span></text:p>
            <text:p text:style-name="P8"><text:span text:style-name="T17">func</text:span><text:span text:style-name="T16"> (si *EvenStringIterator) Next() bool {</text:span></text:p>
            <text:p text:style-name="P8"><text:span text:style-name="T16"><text:tab/></text:span><text:span text:style-name="T16">si.current += </text:span><text:span text:style-name="T20">2</text:span><text:span text:style-name="T16">;</text:span></text:p>
            <text:p text:style-name="P8"><text:span text:style-name="T16"><text:tab/></text:span><text:span text:style-name="T17">return</text:span><text:span text:style-name="T16"> (si.current &lt; </text:span><text:span text:style-name="T21">len</text:span><text:span text:style-name="T16">(si.s))</text:span></text:p>
            <text:p text:style-name="P8"><text:span text:style-name="T16">}</text:span></text:p>
            <text:p><text:span text:style-name="T16"/></text:p>
            <text:p text:style-name="P8"><text:span text:style-name="T17">func</text:span><text:span text:style-name="T16"> (si *EvenStringIterator) Value() </text:span><text:span text:style-name="T21">string</text:span><text:span text:style-name="T16"> {</text:span></text:p>
            <text:p text:style-name="P8"><text:span text:style-name="T16"><text:tab/></text:span><text:span text:style-name="T17">return</text:span><text:span text:style-name="T16"> </text:span><text:span text:style-name="T21">string</text:span><text:span text:style-name="T16">(si.s[si.current])</text:span></text:p>
            <text:p text:style-name="P8"><text:span text:style-name="T16">}</text:span></text:p>
            <text:p><text:span text:style-name="T16"/></text:p>
            <text:p><text:span text:style-name="T16"/></text:p>
            <text:p text:style-name="P8"><text:span text:style-name="T17">func</text:span><text:span text:style-name="T16"> EvenIterator(s </text:span><text:span text:style-name="T21">string</text:span><text:span text:style-name="T16">) *EvenStringIterator {</text:span></text:p>
            <text:p text:style-name="P8"><text:span text:style-name="T16"><text:tab/></text:span><text:span text:style-name="T17">return</text:span><text:span text:style-name="T16"> &amp;EvenStringIterator{current: -</text:span><text:span text:style-name="T20">1</text:span><text:span text:style-name="T16">, s: []rune(s)}</text:span></text:p>
            <text:p text:style-name="P8"><text:span text:style-name="T16">}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 Channel Iterat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e <text:a xlink:href="https://sites.google.com/site/gopatterns/object-oriented/iterators" xlink:type="simple">https://sites.google.com/site/gopatterns/object-oriented/iterators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</text:list-item>
              <text:list-item>
                <text:p><text:span text:style-name="T32">Note: JS map has extra paremeters only send in 1 parameter functions!!!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2" draw:text-style-name="P7" draw:layer="layout" svg:width="13.353cm" svg:height="14.201cm" svg:x="2.174cm" svg:y="5.374cm">
          <draw:text-box>
            <text:p><text:span text:style-name="T10">// add 1 to a list</text:span></text:p>
            <text:p><text:span text:style-name="T33">var</text:span><text:span text:style-name="T10"> v </text:span><text:span text:style-name="T34">=</text:span><text:span text:style-name="T10"> [</text:span><text:span text:style-name="T34">1</text:span><text:span text:style-name="T10">,</text:span><text:span text:style-name="T34">2</text:span><text:span text:style-name="T10">,</text:span><text:span text:style-name="T34">3</text:span><text:span text:style-name="T10">,</text:span><text:span text:style-name="T34">4</text:span><text:span text:style-name="T10">,</text:span><text:span text:style-name="T34">5</text:span><text:span text:style-name="T10">];</text:span></text:p>
            <text:p><text:span text:style-name="T33">function</text:span><text:span text:style-name="T10"> inc(x) { </text:span><text:span text:style-name="T33">return</text:span><text:span text:style-name="T10"> </text:span><text:span text:style-name="T34">1</text:span><text:span text:style-name="T10"> </text:span><text:span text:style-name="T34">+</text:span><text:span text:style-name="T10"> x; }</text:span></text:p>
            <text:p><text:span text:style-name="T33">var</text:span><text:span text:style-name="T10"> u </text:span><text:span text:style-name="T34">=</text:span><text:span text:style-name="T10"> v.map(inc);</text:span></text:p>
            <text:p><text:span text:style-name="T10">// alert(u); 2,3,4,5,6</text:span></text:p>
            <text:p><text:span text:style-name="T10">// alert(v); 1,2,3,4,5</text:span></text:p>
            <text:p><text:span text:style-name="T10"/></text:p>
            <text:p><text:span text:style-name="T33">function</text:span><text:span text:style-name="T10"> basename(path) {</text:span></text:p>
            <text:p><text:span text:style-name="T10"><text:s text:c="4"/></text:span><text:span text:style-name="T33">var</text:span><text:span text:style-name="T10"> sp </text:span><text:span text:style-name="T34">=</text:span><text:span text:style-name="T10"> path.split(</text:span><text:span text:style-name="T35">"/"</text:span><text:span text:style-name="T10">);</text:span></text:p>
            <text:p><text:span text:style-name="T10"><text:s text:c="4"/></text:span><text:span text:style-name="T33">return</text:span><text:span text:style-name="T10"> sp[sp.length </text:span><text:span text:style-name="T34">-</text:span><text:span text:style-name="T10"> </text:span><text:span text:style-name="T34">1</text:span><text:span text:style-name="T10">];</text:span></text:p>
            <text:p><text:span text:style-name="T10">}</text:span></text:p>
            <text:p><text:span text:style-name="T33">var</text:span><text:span text:style-name="T10"> v </text:span><text:span text:style-name="T34">=</text:span><text:span text:style-name="T10"> [</text:span><text:span text:style-name="T35">"/home"</text:span><text:span text:style-name="T10">,</text:span><text:span text:style-name="T35">"/file"</text:span><text:span text:style-name="T10">,</text:span></text:p>
            <text:p><text:span text:style-name="T10"><text:s text:c="9"/></text:span><text:span text:style-name="T35">"/usr/local"</text:span><text:span text:style-name="T10">];</text:span></text:p>
            <text:p><text:span text:style-name="T33">var</text:span><text:span text:style-name="T10"> u </text:span><text:span text:style-name="T34">=</text:span><text:span text:style-name="T10"> v.map(basename);</text:span></text:p>
            <text:p><text:span text:style-name="T10">// u = ['home','file','local']</text:span></text:p>
            <text:p><text:span text:style-name="T10"/></text:p>
            <text:p><text:span text:style-name="T10"/></text:p>
            <text:p><text:span text:style-name="T36"/></text:p>
          </draw:text-box>
        </draw:frame>
        <draw:frame draw:style-name="gr2" draw:layer="layout" svg:width="13.355cm" svg:height="9.551cm" svg:x="15.045cm" svg:y="8.049cm">
          <draw:text-box>
            <text:p><text:span text:style-name="T33">function</text:span><text:span text:style-name="T10"> GET(url) {</text:span></text:p>
            <text:p><text:span text:style-name="T10"><text:s text:c="4"/></text:span><text:span text:style-name="T33">var</text:span><text:span text:style-name="T10"> request </text:span><text:span text:style-name="T34">=</text:span><text:span text:style-name="T10"> </text:span><text:span text:style-name="T33">new</text:span><text:span text:style-name="T10"> </text:span></text:p>
            <text:p><text:span text:style-name="T10"><text:s text:c="10"/></text:span><text:span text:style-name="T10">XMLHttpRequest();</text:span></text:p>
            <text:p><text:span text:style-name="T10"><text:s text:c="4"/></text:span><text:span text:style-name="T10">request.open(</text:span><text:span text:style-name="T35">"GET"</text:span><text:span text:style-name="T10">, </text:span></text:p>
            <text:p><text:span text:style-name="T10"><text:s text:c="10"/></text:span><text:span text:style-name="T10">url, </text:span><text:span text:style-name="T33">false</text:span><text:span text:style-name="T10">);</text:span></text:p>
            <text:p><text:span text:style-name="T10"><text:s text:c="4"/></text:span><text:span text:style-name="T10">request.send(</text:span><text:span text:style-name="T33">null</text:span><text:span text:style-name="T10">);</text:span></text:p>
            <text:p><text:span text:style-name="T10"><text:s text:c="4"/></text:span><text:span text:style-name="T33">return</text:span><text:span text:style-name="T10"> request.responseText;</text:span></text:p>
            <text:p><text:span text:style-name="T10">}</text:span></text:p>
            <text:p><text:span text:style-name="T33">var</text:span><text:span text:style-name="T10"> urls </text:span><text:span text:style-name="T34">=</text:span><text:span text:style-name="T10"> [</text:span><text:span text:style-name="T35">"</text:span><text:span text:style-name="T35"><text:a xlink:href="http://cbc.ca/" xlink:type="simple">http://cbc.ca</text:a></text:span><text:span text:style-name="T35">"</text:span><text:span text:style-name="T10">,</text:span></text:p>
            <text:p><text:span text:style-name="T10"><text:s text:c="12"/></text:span><text:span text:style-name="T35">"</text:span><text:span text:style-name="T35"><text:a xlink:href="http://gc.ca/" xlink:type="simple">http://gc.ca</text:a></text:span><text:span text:style-name="T35">"</text:span><text:span text:style-name="T10">,</text:span></text:p>
            <text:p><text:span text:style-name="T10"><text:s text:c="12"/></text:span><text:span text:style-name="T35">"http://alberta.ca"</text:span><text:span text:style-name="T10">];</text:span></text:p>
            <text:p><text:span text:style-name="T33">var</text:span><text:span text:style-name="T10"> pages </text:span><text:span text:style-name="T34">=</text:span><text:span text:style-name="T10"> urls.map(GET);</text:span></text:p>
          </draw:text-box>
        </draw:frame>
        <draw:line draw:style-name="gr6" draw:text-style-name="P3" draw:layer="layout" svg:x1="14.8cm" svg:y1="8.4cm" svg:x2="14.8cm" svg:y2="17.4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2" draw:layer="layout" svg:width="25.813cm" svg:height="11.101cm" svg:x="2.396cm" svg:y="9.01cm">
          <draw:text-box>
            <text:p><text:span text:style-name="T30"/></text:p>
            <text:p><text:span text:style-name="T5"/></text:p>
            <text:p><text:span text:style-name="T37">function</text:span><text:span text:style-name="T5"> sum(l) {</text:span></text:p>
            <text:p><text:span text:style-name="T5"><text:s text:c="4"/></text:span><text:span text:style-name="T37">var</text:span><text:span text:style-name="T5"> sum </text:span><text:span text:style-name="T38">=</text:span><text:span text:style-name="T5"> </text:span><text:span text:style-name="T38">0.0</text:span><text:span text:style-name="T5">;</text:span></text:p>
            <text:p><text:span text:style-name="T5"><text:s text:c="4"/></text:span><text:span text:style-name="T37">for</text:span><text:span text:style-name="T5"> (</text:span><text:span text:style-name="T37">var</text:span><text:span text:style-name="T5"> i </text:span><text:span text:style-name="T37">in</text:span><text:span text:style-name="T5"> l) {</text:span></text:p>
            <text:p><text:span text:style-name="T5"><text:s text:c="4"/></text:span><text:span text:style-name="T5"><text:tab/></text:span><text:span text:style-name="T5">sum </text:span><text:span text:style-name="T38">+=</text:span><text:span text:style-name="T5"> l[i];</text:span></text:p>
            <text:p><text:span text:style-name="T5"><text:s text:c="4"/></text:span><text:span text:style-name="T5">}</text:span></text:p>
            <text:p><text:span text:style-name="T5"><text:s text:c="4"/></text:span><text:span text:style-name="T37">return</text:span><text:span text:style-name="T5"> sum;</text:span></text:p>
            <text:p><text:span text:style-name="T5">}</text:span></text:p>
            <text:p><text:span text:style-name="T37">function</text:span><text:span text:style-name="T5"> sqr(v) { </text:span><text:span text:style-name="T37">return</text:span><text:span text:style-name="T5"> v </text:span><text:span text:style-name="T38">*</text:span><text:span text:style-name="T5"> v; }</text:span></text:p>
            <text:p><text:span text:style-name="T5">alert(sum(range(</text:span><text:span text:style-name="T38">1</text:span><text:span text:style-name="T5">,</text:span><text:span text:style-name="T38">100</text:span><text:span text:style-name="T5">).map(sqr)));</text:span></text:p>
            <text:p><text:span text:style-name="T37">var</text:span><text:span text:style-name="T5"> p </text:span><text:span text:style-name="T38">=</text:span><text:span text:style-name="T5"> </text:span><text:span text:style-name="T37">new</text:span><text:span text:style-name="T5"> Parallel(range(</text:span><text:span text:style-name="T38">1</text:span><text:span text:style-name="T5">,</text:span><text:span text:style-name="T38">100</text:span><text:span text:style-name="T5">));</text:span><text:span text:style-name="T30">//this could mean 100 workers!</text:span></text:p>
            <text:p><text:span text:style-name="T5">p.map(sqr).then(</text:span><text:span text:style-name="T37">function</text:span><text:span text:style-name="T5">(d) { alert(</text:span><text:span text:style-name="T39">"what"</text:span><text:span text:style-name="T38">+</text:span><text:span text:style-name="T5">sum(d)); });</text:span></text:p>
            <text:p><text:span text:style-name="T4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7" draw:text-style-name="P10" draw:layer="layout" svg:width="25.815cm" svg:height="11.877cm" svg:x="1.2cm" svg:y="6.4cm">
          <draw:text-box>
            <text:p><text:span text:style-name="T5"/></text:p>
            <text:p><text:span text:style-name="T30"/></text:p>
            <text:p><text:span text:style-name="T30">// You need proper URLs and permission!</text:span></text:p>
            <text:p><text:span text:style-name="T37">var</text:span><text:span text:style-name="T5"> urls = [</text:span><text:span text:style-name="T39">"</text:span><text:span text:style-name="T39"><text:a xlink:href="../../../../../map.html" xlink:type="simple">file:///./map.html</text:a></text:span><text:span text:style-name="T39">"</text:span><text:span text:style-name="T5">,</text:span></text:p>
            <text:p><text:span text:style-name="T39"><text:s text:c="12"/></text:span><text:span text:style-name="T39">"file:///./map.html"</text:span><text:span text:style-name="T5">,</text:span><text:span text:style-name="T39">"file:///./map.html"</text:span><text:span text:style-name="T5">];</text:span></text:p>
            <text:p><text:span text:style-name="T37">var</text:span><text:span text:style-name="T5"> urls </text:span><text:span text:style-name="T38">=</text:span><text:span text:style-name="T5"> [</text:span><text:span text:style-name="T39">"http://cbc.ca"</text:span><text:span text:style-name="T5">,</text:span><text:span text:style-name="T39">"http://gc.ca"</text:span><text:span text:style-name="T5">,</text:span><text:span text:style-name="T39">"http://alberta.ca"</text:span><text:span text:style-name="T5">];</text:span></text:p>
            <text:p><text:span text:style-name="T37">new</text:span><text:span text:style-name="T5"> Parallel(urls).map(GET).then(alert);</text:span></text:p>
            <text:p><text:span text:style-name="T40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2" draw:layer="layout" svg:width="19.975cm" svg:height="5.676cm" svg:x="4.003cm" svg:y="14.551cm">
          <draw:text-box>
            <text:p><text:span text:style-name="T37">var</text:span><text:span text:style-name="T5"> v </text:span><text:span text:style-name="T38">=</text:span><text:span text:style-name="T5"> [</text:span><text:span text:style-name="T38">1</text:span><text:span text:style-name="T5">,</text:span><text:span text:style-name="T38">2</text:span><text:span text:style-name="T5">,</text:span><text:span text:style-name="T38">3</text:span><text:span text:style-name="T5">,</text:span><text:span text:style-name="T38">4</text:span><text:span text:style-name="T5">,</text:span><text:span text:style-name="T38">5</text:span><text:span text:style-name="T5">,</text:span><text:span text:style-name="T38">6</text:span><text:span text:style-name="T5">,</text:span><text:span text:style-name="T38">7</text:span><text:span text:style-name="T5">,</text:span><text:span text:style-name="T38">8</text:span><text:span text:style-name="T5">,</text:span><text:span text:style-name="T38">9</text:span><text:span text:style-name="T5">];</text:span></text:p>
            <text:p><text:span text:style-name="T5">alert(v.reduce(</text:span><text:span text:style-name="T37">function</text:span><text:span text:style-name="T5">(x,y) { </text:span><text:span text:style-name="T37">return</text:span><text:span text:style-name="T5"> x </text:span><text:span text:style-name="T38">+</text:span><text:span text:style-name="T5"> y }));</text:span></text:p>
            <text:p><text:span text:style-name="T37">function</text:span><text:span text:style-name="T5"> sum(l) {</text:span></text:p>
            <text:p><text:span text:style-name="T5"><text:s text:c="4"/></text:span><text:span text:style-name="T37">return</text:span><text:span text:style-name="T5"> l.reduce(</text:span><text:span text:style-name="T37">function</text:span><text:span text:style-name="T5">(x,y) {</text:span><text:span text:style-name="T37">return</text:span><text:span text:style-name="T5"> x </text:span><text:span text:style-name="T38">+</text:span><text:span text:style-name="T5"> y});</text:span></text:p>
            <text:p><text:span text:style-name="T5">}</text:span></text:p>
            <text:p><text:span text:style-name="T5">alert(sum(v));</text:span></text:p>
            <text:p><text:span text:style-name="T4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2" draw:layer="layout" svg:width="22.308cm" svg:height="9.551cm" svg:x="2.675cm" svg:y="6.061cm">
          <draw:text-box>
            <text:p><text:span text:style-name="T30">// http://adambom.github.io/parallel.js/</text:span></text:p>
            <text:p><text:span text:style-name="T38">&lt;</text:span><text:span text:style-name="T5">script src</text:span><text:span text:style-name="T38">=</text:span><text:span text:style-name="T39">"parallel.js"</text:span><text:span text:style-name="T38">&gt;&lt;</text:span><text:span text:style-name="T5">/script&gt;</text:span></text:p>
            <text:p><text:span text:style-name="T38">&lt;</text:span><text:span text:style-name="T5">script</text:span><text:span text:style-name="T38">&gt;</text:span></text:p>
            <text:p><text:span text:style-name="T37">function</text:span><text:span text:style-name="T38"> sum(l) {</text:span></text:p>
            <text:p><text:span text:style-name="T5"><text:s text:c="4"/></text:span><text:span text:style-name="T37">return</text:span><text:span text:style-name="T5"> l.reduce(</text:span><text:span text:style-name="T37">function</text:span><text:span text:style-name="T5">(x,y) {</text:span><text:span text:style-name="T37">return</text:span><text:span text:style-name="T5"> x </text:span><text:span text:style-name="T38">+</text:span><text:span text:style-name="T5"> y});</text:span></text:p>
            <text:p><text:span text:style-name="T5">}</text:span></text:p>
            <text:p><text:span text:style-name="T5">// split the job up in 3 parts</text:span></text:p>
            <text:p><text:span text:style-name="T37">var</text:span><text:span text:style-name="T5"> p </text:span><text:span text:style-name="T38">=</text:span><text:span text:style-name="T5"> </text:span><text:span text:style-name="T37">new</text:span><text:span text:style-name="T5"> Parallel([range(</text:span><text:span text:style-name="T38">1</text:span><text:span text:style-name="T5">,</text:span><text:span text:style-name="T38">10000</text:span><text:span text:style-name="T5">),range(</text:span><text:span text:style-name="T38">10001</text:span><text:span text:style-name="T5">,</text:span><text:span text:style-name="T38">20000</text:span><text:span text:style-name="T5">),</text:span></text:p>
            <text:p><text:span text:style-name="T5">range(</text:span><text:span text:style-name="T38">20001</text:span><text:span text:style-name="T5">,</text:span><text:span text:style-name="T38">30000</text:span><text:span text:style-name="T5">)]);</text:span></text:p>
            <text:p><text:span text:style-name="T5">p.map(sum).reduce(sum).then(alert);</text:span></text:p>
            <text:p><text:span text:style-name="T40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8" draw:text-style-name="P14" draw:layer="layout" svg:width="1.6cm" svg:height="1.494cm" svg:x="20.4cm" svg:y="15.4cm">
          <text:p text:style-name="P3"><text:span text:style-name="T41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.6cm" svg:height="1.494cm" svg:x="18.4cm" svg:y="17.906cm">
          <text:p text:style-name="P3"><text:span text:style-name="T4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.6cm" svg:height="1.494cm" svg:x="20.6cm" svg:y="17.906cm">
          <text:p text:style-name="P3"><text:span text:style-name="T4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.6cm" svg:height="1.494cm" svg:x="22.8cm" svg:y="17.906cm">
          <text:p text:style-name="P3"><text:span text:style-name="T4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20.8cm" svg:y1="16.8cm" svg:x2="19.6cm" svg:y2="18.2cm">
          <text:p/>
        </draw:line>
        <draw:line draw:style-name="gr9" draw:text-style-name="P3" draw:layer="layout" svg:x1="21.2cm" svg:y1="16.894cm" svg:x2="21.4cm" svg:y2="18cm">
          <text:p/>
        </draw:line>
        <draw:line draw:style-name="gr9" draw:text-style-name="P3" draw:layer="layout" svg:x1="21.8cm" svg:y1="16.6cm" svg:x2="23.8cm" svg:y2="18cm">
          <text:p/>
        </draw:line>
        <draw:frame draw:style-name="gr2" draw:text-style-name="P15" draw:layer="layout" svg:width="1.035cm" svg:height="0.962cm" svg:x="18.8cm" svg:y="19.8cm">
          <draw:text-box>
            <text:p><text:span text:style-name="T41">...</text:span></text:p>
          </draw:text-box>
        </draw:frame>
        <draw:frame draw:style-name="gr2" draw:text-style-name="P15" draw:layer="layout" svg:width="1.035cm" svg:height="0.962cm" svg:x="20.965cm" svg:y="19.8cm">
          <draw:text-box>
            <text:p><text:span text:style-name="T41">...</text:span></text:p>
          </draw:text-box>
        </draw:frame>
        <draw:frame draw:style-name="gr2" draw:text-style-name="P15" draw:layer="layout" svg:width="1.035cm" svg:height="0.962cm" svg:x="23.165cm" svg:y="19.8cm">
          <draw:text-box>
            <text:p><text:span text:style-name="T41">...</text:span></text:p>
          </draw:text-box>
        </draw:frame>
        <draw:line draw:style-name="gr9" draw:text-style-name="P3" draw:layer="layout" svg:x1="18.8cm" svg:y1="19.2cm" svg:x2="18.4cm" svg:y2="20.4cm">
          <text:p/>
        </draw:line>
        <draw:line draw:style-name="gr9" draw:text-style-name="P3" draw:layer="layout" svg:x1="19.6cm" svg:y1="19.2cm" svg:x2="19.835cm" svg:y2="20.4cm">
          <text:p/>
        </draw:line>
        <draw:line draw:style-name="gr9" draw:text-style-name="P3" draw:layer="layout" svg:x1="21cm" svg:y1="19.2cm" svg:x2="20.8cm" svg:y2="20.4cm">
          <text:p/>
        </draw:line>
        <draw:line draw:style-name="gr9" draw:text-style-name="P3" draw:layer="layout" svg:x1="21.6cm" svg:y1="19.2cm" svg:x2="22.2cm" svg:y2="20.4cm">
          <text:p/>
        </draw:line>
        <draw:line draw:style-name="gr9" draw:text-style-name="P3" draw:layer="layout" svg:x1="23.4cm" svg:y1="19.2cm" svg:x2="22.8cm" svg:y2="20.4cm">
          <text:p/>
        </draw:line>
        <draw:line draw:style-name="gr9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Go iteration:</text:p>
                <text:list>
                  <text:list-item>
                    <text:p>For <text:s/>/ Iterators / Range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 Spec <text:a xlink:href="http://golang.org/ref/spec" xlink:type="simple">http://golang.org/ref/spec</text:a></text:p>
              </text:list-item>
              <text:list-item>
                <text:p>Eleanor McHugh - Going Loopy: Iteration in Go</text:p>
                <text:p><text:a xlink:href="https://www.youtube.com/watch?v=RFIOSjkB-j8" xlink:type="simple">https://www.youtube.com/watch?v=RFIOSjkB-j8</text:a></text:p>
                <text:p><text:a xlink:href="http://www.slideshare.net/feyeleanor/presentation-28920130" xlink:type="simple">http://www.slideshare.net/feyeleanor/presentation-28920130</text:a></text:p>
              </text:list-item>
              <text:list-item>
                <text:p><text:span text:style-name="T27"><text:a xlink:href="https://stackoverflow.com/questions/12363030/read-from-initial-stdin-in-go" xlink:type="simple">https://stackoverflow.com/questions/12363030/read-from-initial-stdin-in-go</text:a></text:span></text:p>
              </text:list-item>
              <text:list-item>
                <text:p><text:span text:style-name="T27">Go Language Patterns </text:span><text:span text:style-name="T27"><text:a xlink:href="https://sites.google.com/site/gopatterns/object-oriented/iterators" xlink:type="simple">https://sites.google.com/site/gopatterns/object-oriented/iterators</text:a></text:span></text:p>
              </text:list-item>
              <text:list-item>
                <text:p><text:span text:style-name="T27">Iterators in Go </text:span><text:span text:style-name="T27"><text:a xlink:href="http://ewencp.org/blog/golang-iterators/" xlink:type="simple">http://ewencp.org/blog/golang-iterators/</text:a></text:span></text:p>
              </text:list-item>
              <text:list-item>
                <text:p><text:span text:style-name="T27">Map in Go https://groups.google.com/forum/#!topic/golang-nuts/RKymTuSCHS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s and break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abel1:</text:p>
              </text:list-item>
              <text:list-item>
                <text:p>break Label1 // break the the loop at label1</text:p>
              </text:list-item>
              <text:list-item>
                <text:p>Label2:</text:p>
              </text:list-item>
              <text:list-item>
                <text:p>continue Label2 //advance next loop with Label2 lab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to Label2 // goto Label2 if it isn't in a block</text:p>
                <text:p><text:s text:c="24"/>// must be same scope <text:s text:c="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3T16:04:18</meta:creation-date>
    <dc:date>2014-02-24T18:01:40</dc:date>
    <dc:creator>Abram Hindle</dc:creator>
    <meta:editing-duration>P1DT15H39M49S</meta:editing-duration>
    <meta:editing-cycles>48</meta:editing-cycles>
    <meta:generator>LibreOffice/3.5$Linux_X86_64 LibreOffice_project/350m1$Build-2</meta:generator>
    <meta:document-statistic meta:object-count="184"/>
  </office:meta>
</office:document-meta>
</file>